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text-properties style:font-name="Arial" style:font-name-complex="Arial" style:font-size-complex="1pt"/>
    </style:style>
    <style:style style:name="P4" style:family="paragraph" style:parent-style-name="Standard">
      <style:paragraph-properties style:text-autospace="none"/>
      <style:text-properties style:font-name="Arial" style:font-name-complex="Arial" style:font-size-complex="1pt"/>
    </style:style>
    <style:style style:name="P5" style:family="paragraph" style:parent-style-name="Standard">
      <style:paragraph-properties fo:margin-left="0cm" fo:margin-right="0cm" fo:text-indent="1.249cm" style:auto-text-indent="false" style:text-autospace="none"/>
      <style:text-properties style:font-name="Arial" style:font-name-complex="Arial" style:font-size-complex="1pt"/>
    </style:style>
    <style:style style:name="P6" style:family="paragraph" style:parent-style-name="Standard">
      <style:paragraph-properties fo:margin-left="1.249cm" fo:margin-right="0cm" fo:text-indent="0cm" style:auto-text-indent="false" style:text-autospace="none"/>
      <style:text-properties style:font-name="Arial" style:font-name-complex="Arial" style:font-size-complex="1pt"/>
    </style:style>
    <style:style style:name="P7" style:family="paragraph" style:parent-style-name="Standard">
      <style:paragraph-properties fo:margin-left="1.249cm" fo:margin-right="0cm" fo:text-indent="1.249cm" style:auto-text-indent="false" style:text-autospace="none"/>
      <style:text-properties style:font-name="Arial" style:font-name-complex="Arial" style:font-size-complex="1pt"/>
    </style:style>
    <style:style style:name="P8" style:family="paragraph" style:parent-style-name="Standard">
      <style:paragraph-properties fo:margin-left="2.498cm" fo:margin-right="0cm" fo:text-indent="0cm" style:auto-text-indent="false" style:text-autospace="none"/>
      <style:text-properties style:font-name="Arial" style:font-name-complex="Arial" style:font-size-complex="1pt"/>
    </style:style>
    <style:style style:name="P9" style:family="paragraph" style:parent-style-name="Standard">
      <style:paragraph-properties fo:margin-left="1.244cm" fo:margin-right="0cm" fo:text-indent="-1.244cm" style:auto-text-indent="false" style:text-autospace="none"/>
      <style:text-properties style:font-name="Arial" style:font-name-complex="Arial" style:font-size-complex="1pt"/>
    </style:style>
    <style:style style:name="P10" style:family="paragraph" style:parent-style-name="Standard">
      <style:paragraph-properties fo:margin-left="1.244cm" fo:margin-right="0cm" fo:text-indent="0cm" style:auto-text-indent="false" style:text-autospace="none"/>
      <style:text-properties style:font-name="Arial" style:font-name-complex="Arial" style:font-size-complex="1pt"/>
    </style:style>
    <style:style style:name="P11" style:family="paragraph" style:parent-style-name="Standard">
      <style:paragraph-properties fo:margin-left="1.251cm" fo:margin-right="0cm" fo:text-indent="0cm" style:auto-text-indent="false"/>
    </style:style>
    <style:style style:name="P12" style:family="paragraph" style:parent-style-name="Heading_20_1">
      <style:text-properties fo:language="en" fo:country="GB"/>
    </style:style>
    <style:style style:name="P13" style:family="paragraph" style:parent-style-name="User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User_20_Index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Standard" style:list-style-name="List_20_3"/>
    <style:style style:name="P16" style:family="paragraph" style:parent-style-name="Standard" style:list-style-name="List_20_3">
      <style:text-properties fo:font-weight="bold" style:font-weight-asian="bold" style:font-weight-complex="bold"/>
    </style:style>
    <style:style style:name="P17" style:family="paragraph" style:parent-style-name="Standard" style:list-style-name="List_20_3">
      <style:paragraph-properties fo:margin-left="1.251cm" fo:margin-right="0cm" fo:text-indent="0cm" style:auto-text-indent="false"/>
    </style:style>
    <style:style style:name="P18" style:family="paragraph" style:parent-style-name="Text_20_body" style:list-style-name="List_20_3">
      <style:text-properties fo:font-size="12pt" style:font-size-asian="12pt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1">
      <style:paragraph-properties fo:margin-top="0cm" fo:margin-bottom="0cm"/>
    </style:style>
    <style:style style:name="P22" style:family="paragraph" style:parent-style-name="Text_20_body" style:list-style-name="L2">
      <style:paragraph-properties fo:margin-top="0cm" fo:margin-bottom="0cm"/>
    </style:style>
    <style:style style:name="P2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aufgabe" style:list-style-name="List_20_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" fo:font-weight="bold" style:font-weight-asian="bold" style:font-name-complex="Arial" style:font-size-complex="1pt" style:font-weight-complex="bold"/>
    </style:style>
    <style:style style:name="T3" style:family="text">
      <style:text-properties style:font-name="Arial" style:font-name-complex="Arial" style:font-size-complex="1pt"/>
    </style:style>
    <style:style style:name="T4" style:family="text">
      <style:text-properties style:font-size-complex="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style:font-name="Arial" fo:font-weight="bold" style:font-weight-asian="bold" style:font-name-complex="Arial" style:font-size-complex="1pt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3"><text:a xlink:type="simple" xlink:href="#1.Das kleine Seng-Skript|outline" text:style-name="Internet_20_link" text:visited-style-name="Internet_20_link">1. </text:a>Das kleine Seng-Skript<text:tab/>1</text:p>
          <text:p text:style-name="P24"><text:a xlink:type="simple" xlink:href="#1.1.Ziele|outline" text:style-name="Internet_20_link" text:visited-style-name="Internet_20_link">1.1. </text:a>Ziele<text:tab/>1</text:p>
          <text:p text:style-name="P24"><text:a xlink:type="simple" xlink:href="#1.2.SW-Life-Cycle: Wasserfallmodell|outline" text:style-name="Internet_20_link" text:visited-style-name="Internet_20_link">1.2. </text:a>SW-Life-Cycle: Wasserfallmodell<text:tab/>2</text:p>
          <text:p text:style-name="P24"><text:a xlink:type="simple" xlink:href="#1.3.Planungsphase|outline" text:style-name="Internet_20_link" text:visited-style-name="Internet_20_link">1.3. </text:a>Planungsphase<text:tab/>2</text:p>
          <text:p text:style-name="P25"><text:a xlink:type="simple" xlink:href="#1.3.1.Lastenheft|outline" text:style-name="Internet_20_link" text:visited-style-name="Internet_20_link">1.3.1. </text:a>Lastenheft<text:tab/>3</text:p>
          <text:p text:style-name="P25"><text:a xlink:type="simple" xlink:href="#1.3.2.Lastenheft: Beispiel|outline" text:style-name="Internet_20_link" text:visited-style-name="Internet_20_link">1.3.2. </text:a>Lastenheft: Beispiel<text:tab/>3</text:p>
          <text:p text:style-name="P23"><text:a xlink:type="simple" xlink:href="#2.Analysephase / Definitionsphase|outline" text:style-name="Internet_20_link" text:visited-style-name="Internet_20_link">2. </text:a>Analysephase / Definitionsphase<text:tab/>3</text:p>
          <text:p text:style-name="P25"><text:a xlink:type="simple" xlink:href="#2.1.1.Pflichtenheft|outline" text:style-name="Internet_20_link" text:visited-style-name="Internet_20_link">2.1.1. </text:a>Pflichtenheft<text:tab/>4</text:p>
          <text:p text:style-name="P25"><text:a xlink:type="simple" xlink:href="#2.1.2.Pflichtenheft: Beispiel|outline" text:style-name="Internet_20_link" text:visited-style-name="Internet_20_link">2.1.2. </text:a>Pflichtenheft: Beispiel<text:tab/>5</text:p>
          <text:p text:style-name="P23"><text:a xlink:type="simple" xlink:href="#3.Beispiel: Pflichtenheft „Seminarorganisation“|outline" text:style-name="Internet_20_link" text:visited-style-name="Internet_20_link">3. </text:a>Beispiel: Pflichtenheft „Seminarorganisation“<text:tab/>5</text:p>
          <text:p text:style-name="P24"><text:a xlink:type="simple" xlink:href="#3.1.1. ZIELBESTIMMUNG|outline" text:style-name="Internet_20_link" text:visited-style-name="Internet_20_link">3.1. </text:a>1. ZIELBESTIMMUNG<text:tab/>5</text:p>
          <text:p text:style-name="P24"><text:a xlink:type="simple" xlink:href="#3.2.1.2. MUSSKRITERIEN|outline" text:style-name="Internet_20_link" text:visited-style-name="Internet_20_link">3.2. </text:a>1.2. MUSSKRITERIEN<text:tab/>5</text:p>
          <text:p text:style-name="P24"><text:a xlink:type="simple" xlink:href="#3.3.1.3. WUNSCHKRITERIEN|outline" text:style-name="Internet_20_link" text:visited-style-name="Internet_20_link">3.3. </text:a>1.3. WUNSCHKRITERIEN<text:tab/>5</text:p>
          <text:p text:style-name="P24"><text:a xlink:type="simple" xlink:href="#3.4.1.4. ABGRENZUNGSKRITERIEN|outline" text:style-name="Internet_20_link" text:visited-style-name="Internet_20_link">3.4. </text:a>1.4. ABGRENZUNGSKRITERIEN<text:tab/>5</text:p>
          <text:p text:style-name="P24"><text:a xlink:type="simple" xlink:href="#3.5.2. PRODUKTEINSATZ|outline" text:style-name="Internet_20_link" text:visited-style-name="Internet_20_link">3.5. </text:a>2. PRODUKTEINSATZ<text:tab/>6</text:p>
          <text:p text:style-name="P24"><text:a xlink:type="simple" xlink:href="#3.6.2.1 ANWENDUNGSBEREICHE|outline" text:style-name="Internet_20_link" text:visited-style-name="Internet_20_link">3.6. </text:a>2.1 ANWENDUNGSBEREICHE<text:tab/>6</text:p>
          <text:p text:style-name="P24"><text:a xlink:type="simple" xlink:href="#3.7.2.2 ZIELGRUPPEN|outline" text:style-name="Internet_20_link" text:visited-style-name="Internet_20_link">3.7. </text:a>2.2 ZIELGRUPPEN<text:tab/>6</text:p>
          <text:p text:style-name="P24"><text:a xlink:type="simple" xlink:href="#3.8.2.3 BETRIEBSBEDINGUNGEN|outline" text:style-name="Internet_20_link" text:visited-style-name="Internet_20_link">3.8. </text:a>2.3 BETRIEBSBEDINGUNGEN<text:tab/>6</text:p>
          <text:p text:style-name="P24"><text:a xlink:type="simple" xlink:href="#3.9.3. PRODUKTUMGEBUNG|outline" text:style-name="Internet_20_link" text:visited-style-name="Internet_20_link">3.9. </text:a>3. PRODUKTUMGEBUNG<text:tab/>6</text:p>
          <text:p text:style-name="P24"><text:a xlink:type="simple" xlink:href="#3.10.3.1 SOFTWARE|outline" text:style-name="Internet_20_link" text:visited-style-name="Internet_20_link">3.10. </text:a>3.1 SOFTWARE<text:tab/>6</text:p>
          <text:p text:style-name="P24"><text:a xlink:type="simple" xlink:href="#3.11.3.2 HARDWARE|outline" text:style-name="Internet_20_link" text:visited-style-name="Internet_20_link">3.11. </text:a>3.2 HARDWARE<text:tab/>6</text:p>
          <text:p text:style-name="P24"><text:a xlink:type="simple" xlink:href="#3.12.3.3 ORGWARE|outline" text:style-name="Internet_20_link" text:visited-style-name="Internet_20_link">3.12. </text:a>3.3 ORGWARE<text:tab/>6</text:p>
          <text:p text:style-name="P24"><text:a xlink:type="simple" xlink:href="#3.13.3.4 PRODUKT-SCHNITTSTELLEN|outline" text:style-name="Internet_20_link" text:visited-style-name="Internet_20_link">3.13. </text:a>3.4 PRODUKT-SCHNITTSTELLEN<text:tab/>6</text:p>
          <text:p text:style-name="P24"><text:a xlink:type="simple" xlink:href="#3.14.4. PRODUKTFUNKTIONEN|outline" text:style-name="Internet_20_link" text:visited-style-name="Internet_20_link">3.14. </text:a>4. PRODUKTFUNKTIONEN<text:tab/>6</text:p>
          <text:p text:style-name="P24"><text:a xlink:type="simple" xlink:href="#3.15.4.1 KUNDENVERWALTUNG|outline" text:style-name="Internet_20_link" text:visited-style-name="Internet_20_link">3.15. </text:a>4.1 KUNDENVERWALTUNG<text:tab/>7</text:p>
          <text:p text:style-name="P24"><text:a xlink:type="simple" xlink:href="#3.16.4.2 SEMINARVERWALTUNG|outline" text:style-name="Internet_20_link" text:visited-style-name="Internet_20_link">3.16. </text:a>4.2 SEMINARVERWALTUNG<text:tab/>7</text:p>
          <text:p text:style-name="P24"><text:a xlink:type="simple" xlink:href="#3.17.4.3. RECHNUNGEN ERSTELLNEN|outline" text:style-name="Internet_20_link" text:visited-style-name="Internet_20_link">3.17. </text:a>4.3. RECHNUNGEN ERSTELLNEN<text:tab/>7</text:p>
          <text:p text:style-name="P24"><text:a xlink:type="simple" xlink:href="#3.18.4.4. ANFRAGEN|outline" text:style-name="Internet_20_link" text:visited-style-name="Internet_20_link">3.18. </text:a>4.4. ANFRAGEN<text:tab/>8</text:p>
          <text:p text:style-name="P24"><text:a xlink:type="simple" xlink:href="#3.19.5 PRODUKTDATEN|outline" text:style-name="Internet_20_link" text:visited-style-name="Internet_20_link">3.19. </text:a>5 PRODUKTDATEN<text:tab/>8</text:p>
          <text:p text:style-name="P24"><text:a xlink:type="simple" xlink:href="#3.20.5.1. KUNDENDATEN|outline" text:style-name="Internet_20_link" text:visited-style-name="Internet_20_link">3.20. </text:a>5.1. KUNDENDATEN<text:tab/>8</text:p>
          <text:p text:style-name="P24"><text:a xlink:type="simple" xlink:href="#3.21.5.2. SEMINARDATEN|outline" text:style-name="Internet_20_link" text:visited-style-name="Internet_20_link">3.21. </text:a>5.2. SEMINARDATEN<text:tab/>8</text:p>
          <text:p text:style-name="P24"><text:a xlink:type="simple" xlink:href="#3.22.5.3. BUCHUNGSDATEN|outline" text:style-name="Internet_20_link" text:visited-style-name="Internet_20_link">3.22. </text:a>5.3. BUCHUNGSDATEN<text:tab/>9</text:p>
          <text:p text:style-name="P24"><text:a xlink:type="simple" xlink:href="#3.23.6 PRODUKTLEISTUNGEN|outline" text:style-name="Internet_20_link" text:visited-style-name="Internet_20_link">3.23. </text:a>6 PRODUKTLEISTUNGEN<text:tab/>9</text:p>
          <text:p text:style-name="P24"><text:a xlink:type="simple" xlink:href="#3.24.7 BENUTZUNGSSCHNITTSTELLE|outline" text:style-name="Internet_20_link" text:visited-style-name="Internet_20_link">3.24. </text:a>7 BENUTZUNGSSCHNITTSTELLE<text:tab/>9</text:p>
          <text:p text:style-name="P24"><text:a xlink:type="simple" xlink:href="#3.25.9 GLOBALE TESTFÄLLE|outline" text:style-name="Internet_20_link" text:visited-style-name="Internet_20_link">3.25. </text:a>9 GLOBALE TESTFÄLLE<text:tab/>9</text:p>
          <text:p text:style-name="P24"><text:a xlink:type="simple" xlink:href="#3.26.10 ENTWICKLUNGSUMGEBUNG|outline" text:style-name="Internet_20_link" text:visited-style-name="Internet_20_link">3.26. </text:a>10 ENTWICKLUNGSUMGEBUNG<text:tab/>10</text:p>
          <text:p text:style-name="P24"><text:a xlink:type="simple" xlink:href="#3.27.11 GLOSSAR|outline" text:style-name="Internet_20_link" text:visited-style-name="Internet_20_link">3.27. </text:a>11 GLOSSAR<text:tab/>10</text:p>
          <text:p text:style-name="P23"><text:a xlink:type="simple" xlink:href="#4.Aufgabe: UML|outline" text:style-name="Internet_20_link" text:visited-style-name="Internet_20_link">4. </text:a>Aufgabe: UML<text:tab/>10</text:p>
          <text:p text:style-name="P24">Aufgabe: uml-seminarorganisation<text:tab/>10</text:p>
        </text:index-body>
      </text:table-of-content>
      <text:p text:style-name="Text_20_body"/>
      <text:list text:style-name="Outline">
        <text:list-item>
          <text:h text:style-name="Heading_20_1" text:outline-level="1">Das kleine Seng-Skript</text:h>
          <text:list>
            <text:list-item>
              <text:h text:style-name="Heading_20_2" text:outline-level="2">Ziele</text:h>
            </text:list-item>
          </text:list>
        </text:list-item>
      </text:list>
      <text:list text:style-name="List_20_3">
        <text:list-item>
          <text:p>Eine kurze Zusammenfassung zum Thema Softwareengineering</text:p>
        </text:list-item>
        <text:list-item>
          <text:p>Gegeben ist ein Pflichtenheft: Seminarorganisation</text:p>
        </text:list-item>
        <text:list-item>
          <text:p>Gesucht: UML Diagramme</text:p>
          <text:list>
            <text:list-item>
              <text:p>Use-Case</text:p>
            </text:list-item>
            <text:list-item>
              <text:p><text:soft-page-break/>Klassendiagramm</text:p>
            </text:list-item>
            <text:list-item>
              <text:p>Sequenzdiagramm</text:p>
            </text:list-item>
          </text:list>
          <text:p text:style-name="P18"/>
        </text:list-item>
      </text:list>
      <text:list text:style-name="Outline" text:continue-numbering="true">
        <text:list-item>
          <text:list text:continue-numbering="true">
            <text:list-item>
              <text:h text:style-name="Heading_20_2" text:outline-level="2">SW-Life-Cycle: Wasserfallmodell</text:h>
            </text:list-item>
          </text:list>
        </text:list-item>
      </text:list>
      <text:p text:style-name="Standard">Gliederung der Softwareerstellung in Phasen</text:p>
      <text:p text:style-name="Standard"/>
      <text:p text:style-name="merke">Wesentlich <text:s/>jede Phase hat ein Ergebnis, das dokumentiert werden muss</text:p>
      <text:p text:style-name="Standard"/>
      <text:list text:style-name="List_20_3">
        <text:list-item text:start-value="1">
          <text:p text:style-name="P15"><text:span text:style-name="T5">Planung</text:span><text:line-break/>grobe Anforderungsanalyse, Kisten, Zeit, Ablaufplan<text:line-break/></text:p>
        </text:list-item>
        <text:list-item>
          <text:p text:style-name="P15"><text:span text:style-name="T5">Analyse<text:line-break/></text:span>genaue Klärung / Festlegung der Anforderungen, Spezifikation<text:line-break/></text:p>
        </text:list-item>
        <text:list-item>
          <text:p text:style-name="P15"><text:span text:style-name="T5">Entwurf Architektur, Module, ...</text:span><text:line-break/>System- u. Komponentendesign, Schnittstellen, Formate<text:line-break/></text:p>
        </text:list-item>
        <text:list-item>
          <text:p text:style-name="P15"><text:span text:style-name="T5">Implementierung</text:span><text:line-break/>lauffähiges Produkt, Programme, phys. Datenmodell<text:line-break/></text:p>
        </text:list-item>
        <text:list-item>
          <text:p text:style-name="P15"><text:span text:style-name="T5">Integration<text:line-break/></text:span>Systemtest, Akzeptanz<text:line-break/></text:p>
        </text:list-item>
        <text:list-item>
          <text:p text:style-name="P15"><text:span text:style-name="T5">Einsatz</text:span> <text:line-break/>Wartung und Pflege</text:p>
        </text:list-item>
      </text:list>
      <text:p text:style-name="Standard"/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Planungsphase</text:h>
            </text:list-item>
          </text:list>
        </text:list-item>
      </text:list>
      <text:p text:style-name="Standard">fragt nach </text:p>
      <text:list text:style-name="List_20_3">
        <text:list-item text:start-value="1">
          <text:p text:style-name="P15">a) <text:span text:style-name="T5">was</text:span> Sache ist<text:line-break/>Auswahl und Voruntersuchung des Produktes<text:line-break/><text:line-break/>Klärung von Zielen und zentralen Anforderungen<text:line-break/></text:p>
          <text:p text:style-name="P16">Resultat:<text:tab/>ist das <text:span text:style-name="T6">Lastenheft („Wunsch ans Christkind“)</text:span></text:p>
        </text:list-item>
      </text:list>
      <text:p text:style-name="Standard"/>
      <text:list text:style-name="List_20_3">
        <text:list-item text:start-value="1">
          <text:p text:style-name="P15">b) <text:span text:style-name="T5">ob</text:span> das möglich ist<text:line-break/>Machbarkeitsstudie; Abklärung von Alternativen<text:line-break/><text:line-break/>Resultat:<text:tab/>Entscheidung ja / nein<text:line-break/><text:line-break/>grobe Kalkulation von Kosten und Fristen<text:line-break/><text:line-break/><text:span text:style-name="T5">vorläufiges </text:span><text:span text:style-name="T7">Angebot</text:span><text:span text:style-name="T5"> an den Kunden</text:span><text:line-break/><text:line-break/>Risikoabschätzung</text:p>
        </text:list-item>
      </text:list>
      <text:p text:style-name="Standard"/>
      <text:list text:style-name="List_20_3">
        <text:list-item text:start-value="1">
          <text:p text:style-name="P15">c) <text:span text:style-name="T5">wie vorzugehen</text:span> ist<text:line-break/>vorläufige Allokation von Ressourcen (Menschen/Maschinen)<text:line-break/><text:soft-page-break/><text:line-break/><text:span text:style-name="T5">Resultat:<text:tab/></text:span><text:span text:style-name="T7">Projektplan</text:span><text:span text:style-name="T5"> , Fristen, Kosten</text:span></text:p>
        </text:list-item>
      </text:list>
      <text:p text:style-name="Standard"/>
      <text:p text:style-name="Standard"/>
      <text:p text:style-name="P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Lastenheft</text:h>
                </text:list-item>
              </text:list>
            </text:list-item>
          </text:list>
        </text:list-item>
      </text:list>
      <text:p text:style-name="Standard">„Wunsch an das Christkind“</text:p>
      <text:p text:style-name="Standard"/>
      <text:list text:style-name="L1">
        <text:list-item>
          <text:p text:style-name="P21"><text:a xlink:type="simple" xlink:href="http://de.wikipedia.org/w/index.php?title=Ausgangssituation&amp;action=edit">Ausgangssituation</text:a> und <text:a xlink:type="simple" xlink:href="http://de.wikipedia.org/wiki/Zielsetzung">Zielsetzung</text:a> </text:p>
        </text:list-item>
        <text:list-item>
          <text:p text:style-name="P21"><text:a xlink:type="simple" xlink:href="http://de.wikipedia.org/w/index.php?title=Produkteinsatz&amp;action=edit">Produkteinsatz</text:a> </text:p>
        </text:list-item>
        <text:list-item>
          <text:p text:style-name="P21"><text:a xlink:type="simple" xlink:href="http://de.wikipedia.org/w/index.php?title=Produktübersicht&amp;action=edit">Produktübersicht</text:a> </text:p>
        </text:list-item>
        <text:list-item>
          <text:p text:style-name="P21"><text:a xlink:type="simple" xlink:href="http://de.wikipedia.org/wiki/Funktionale_Anforderung">Funktionale Anforderungen</text:a> </text:p>
        </text:list-item>
        <text:list-item>
          <text:p text:style-name="P21"><text:a xlink:type="simple" xlink:href="http://de.wikipedia.org/w/index.php?title=Nicht_funktionale_Anforderung&amp;action=edit">Nicht funktionale Anforderungen</text:a> </text:p>
          <text:list>
            <text:list-item>
              <text:p text:style-name="P21"><text:a xlink:type="simple" xlink:href="http://de.wikipedia.org/wiki/Benutzbarkeit">Benutzbarkeit</text:a> </text:p>
            </text:list-item>
            <text:list-item>
              <text:p text:style-name="P21"><text:a xlink:type="simple" xlink:href="http://de.wikipedia.org/wiki/Zuverlässigkeit">Zuverlässigkeit</text:a> </text:p>
            </text:list-item>
            <text:list-item>
              <text:p text:style-name="P21"><text:a xlink:type="simple" xlink:href="http://de.wikipedia.org/wiki/Effizienz">Effizienz</text:a> </text:p>
            </text:list-item>
            <text:list-item>
              <text:p text:style-name="P21"><text:a xlink:type="simple" xlink:href="http://de.wikipedia.org/w/index.php?title=Änderbarkeit&amp;action=edit">Änderbarkeit</text:a> </text:p>
            </text:list-item>
            <text:list-item>
              <text:p text:style-name="P21"><text:a xlink:type="simple" xlink:href="http://de.wikipedia.org/wiki/Übertragbarkeit">Übertragbarkeit</text:a> </text:p>
            </text:list-item>
            <text:list-item>
              <text:p text:style-name="P21"><text:a xlink:type="simple" xlink:href="http://de.wikipedia.org/wiki/Wartbarkeit">Wartbarkeit</text:a> </text:p>
            </text:list-item>
          </text:list>
        </text:list-item>
        <text:list-item>
          <text:p text:style-name="P21"><text:a xlink:type="simple" xlink:href="http://de.wikipedia.org/w/index.php?title=Risikoakzeptanz&amp;action=edit">Risikoakzeptanz</text:a> </text:p>
        </text:list-item>
        <text:list-item>
          <text:p text:style-name="P21">Skizze des <text:a xlink:type="simple" xlink:href="http://de.wikipedia.org/w/index.php?title=Entwicklungszyklus&amp;action=edit">Entwicklungszyklus</text:a> und der <text:a xlink:type="simple" xlink:href="http://de.wikipedia.org/wiki/Systemarchitektur">Systemarchitektur</text:a> oder auch ein <text:a xlink:type="simple" xlink:href="http://de.wikipedia.org/wiki/Struktogramm">Struktogramm</text:a> </text:p>
        </text:list-item>
        <text:list-item>
          <text:p text:style-name="P21"><text:a xlink:type="simple" xlink:href="http://de.wikipedia.org/w/index.php?title=Lieferumfang&amp;action=edit">Lieferumfang</text:a> </text:p>
        </text:list-item>
        <text:list-item>
          <text:p text:style-name="P19"><text:a xlink:type="simple" xlink:href="http://de.wikipedia.org/wiki/Abnahmekriterium">Abnahmekriterien</text:a> </text:p>
        </text:list-item>
      </text:list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Lastenheft: Beispiel</text:h>
                </text:list-item>
              </text:list>
            </text:list-item>
          </text:list>
        </text:list-item>
      </text:list>
      <text:p text:style-name="Text_20_body"><text:a xlink:type="simple" xlink:href="http://www.stefan-baur.de/cs.se.lastenheft.html">http://www.stefan-baur.de/cs.se.lastenheft.html</text:a></text:p>
      <text:p text:style-name="Text_20_body"/>
      <text:p text:style-name="P1"/>
      <text:list text:style-name="Outline" text:continue-numbering="true">
        <text:list-item>
          <text:h text:style-name="P12" text:outline-level="1">Analysephase / Definitionsphase</text:h>
        </text:list-item>
      </text:list>
      <text:list text:style-name="List_20_3">
        <text:list-item text:start-value="1">
          <text:p text:style-name="P15">a) Input<text:line-break/>grobe Aufgabenstellung und Rahmenvorgaben aus Planungsphase<text:line-break/>Lastenheft („Wunsch an das Christkind“)</text:p>
        </text:list-item>
      </text:list>
      <text:p text:style-name="Standard"/>
      <text:list text:style-name="List_20_3">
        <text:list-item text:start-value="1">
          <text:p text:style-name="P15">b) Output<text:line-break/><text:span text:style-name="T8">Eindeutige, vollständige, konsistente und realisierbare Anforderungen</text:span><text:span text:style-name="T3"> an das<text:line-break/>Produkt<text:line-break/><text:line-break/>Diese Anforderungen werden im </text:span><text:span text:style-name="T8">Pflichtenheft</text:span><text:span text:style-name="T3"> festgehalten und <text:line-break/></text:span>Von Auftraggeber und Auftragnehmer vertraglich unterzeichnet; also juristisch relevant</text:p>
        </text:list-item>
      </text:list>
      <text:p text:style-name="Standard"/>
      <text:list text:style-name="List_20_3">
        <text:list-item text:start-value="1">
          <text:p text:style-name="P15">c) Tätigkeiten<text:line-break/>Iteration von</text:p>
        </text:list-item>
        <text:list-item>
          <text:p text:style-name="P17">Anforderungen ermitteln</text:p>
        </text:list-item>
        <text:list-item>
          <text:p text:style-name="P17">Anforderungen analysieren</text:p>
        </text:list-item>
        <text:list-item>
          <text:p text:style-name="P17">Anforderungen beschreiben (fixieren)<text:line-break/>dazu<text:line-break/>Befragung, Interviews von Kunden und Benutzervertretern<text:line-break/>Prototyping, Simulation, Animation insbesondere für Benutzerschnittstelle, <text:soft-page-break/>Bildschirmgestaltung, Dialogabläufe</text:p>
        </text:list-item>
      </text:list>
      <text:p text:style-name="Standard"/>
      <text:list text:style-name="List_20_3">
        <text:list-item text:start-value="1">
          <text:p text:style-name="P15">Beschreibungstechniken<text:line-break/>Verbal, graphisch<text:line-break/>Informal, formal und Zwischenformen<text:line-break/>Systemmodellierung mittels Daten- , Zustands- und Klassendiagramme</text:p>
        </text:list-item>
      </text:list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Pflichtenheft</text:h>
                </text:list-item>
              </text:list>
            </text:list-item>
          </text:list>
        </text:list-item>
      </text:list>
      <text:list text:style-name="List_20_3">
        <text:list-item text:start-value="1">
          <text:p text:style-name="P15">a) verbal<text:line-break/>kann aber graphische Elemente zur Verdeutlichung enthalten</text:p>
        </text:list-item>
      </text:list>
      <text:p text:style-name="Standard"/>
      <text:list text:style-name="List_20_3">
        <text:list-item text:start-value="1">
          <text:p text:style-name="P15">b) knapp und ökonomisch formuliert: keine „wissenschaftliche Abhandlung“</text:p>
        </text:list-item>
      </text:list>
      <text:p text:style-name="Standard"/>
      <text:list text:style-name="List_20_3">
        <text:list-item text:start-value="1">
          <text:p text:style-name="P15">c) sollte vorgegebenes Gliederungsschema verwenden: zB: firmeninterner <text:line-break/>Standard<text:line-break/></text:p>
        </text:list-item>
      </text:list>
      <text:p text:style-name="Standard">Literatur: ANSI-IEEE Standard 830-1984 um Übersichtlichkeit und Vollständigkeit zu fördern</text:p>
      <text:p text:style-name="Standard"/>
      <text:list text:style-name="L2">
        <text:list-item>
          <text:p text:style-name="P22">Zielbestimmung </text:p>
          <text:list>
            <text:list-item>
              <text:p text:style-name="P22">Musskriterien: für das Produkt unabdingbare <text:a xlink:type="simple" xlink:href="http://de.wikipedia.org/wiki/Leistung">Leistungen</text:a>, die in jedem Fall erfüllt werden müssen </text:p>
            </text:list-item>
            <text:list-item>
              <text:p text:style-name="P22">Sollkriterien: die Erfüllung dieser Kriterien wird angestrebt </text:p>
            </text:list-item>
            <text:list-item>
              <text:p text:style-name="P22">Kannkriterien: die Erfüllung ist nicht unbedingt notwendig, sollten nur angestrebt werden, wenn noch ausreichend Kapazitäten vorhanden sind. </text:p>
            </text:list-item>
            <text:list-item>
              <text:p text:style-name="P22">Abgrenzungskriterien: diese Kriterien sollen bewusst nicht erreicht werden </text:p>
            </text:list-item>
          </text:list>
        </text:list-item>
        <text:list-item>
          <text:p text:style-name="P22">Produkteinsatz </text:p>
          <text:list>
            <text:list-item>
              <text:p text:style-name="P22">Anwendungsbereiche </text:p>
            </text:list-item>
            <text:list-item>
              <text:p text:style-name="P22">Zielgruppen </text:p>
            </text:list-item>
            <text:list-item>
              <text:p text:style-name="P22">Betriebsbedingungen: physikalische Umgebung des Systems, tägliche Betriebszeit, ständige Beobachtung des Systems durch Bediener oder <text:a xlink:type="simple" xlink:href="http://de.wikipedia.org/wiki/Unbeaufsichtigte_Installation">unbeaufsichtigter</text:a> Betrieb </text:p>
            </text:list-item>
          </text:list>
        </text:list-item>
        <text:list-item>
          <text:p text:style-name="P22">Produktübersicht: kurze Übersicht über das Produkt </text:p>
        </text:list-item>
        <text:list-item>
          <text:p text:style-name="P22">Produktfunktionen: genaue und detaillierte Beschreibung der einzelnen Produktfunktionen </text:p>
        </text:list-item>
        <text:list-item>
          <text:p text:style-name="P22">Produktdaten: langfristig zu speichernde Daten aus Benutzersicht </text:p>
        </text:list-item>
        <text:list-item>
          <text:p text:style-name="P22">Produktleistungen: Anforderungen bezüglich <text:a xlink:type="simple" xlink:href="http://de.wikipedia.org/wiki/Zeit">Zeit</text:a> und <text:a xlink:type="simple" xlink:href="http://de.wikipedia.org/wiki/Genauigkeit">Genauigkeit</text:a> </text:p>
        </text:list-item>
        <text:list-item>
          <text:p text:style-name="P22"><text:a xlink:type="simple" xlink:href="http://de.wikipedia.org/wiki/Qualität">Qualitätsanforderungen</text:a> </text:p>
        </text:list-item>
        <text:list-item>
          <text:p text:style-name="P22"><text:a xlink:type="simple" xlink:href="http://de.wikipedia.org/wiki/Grafische_Benutzeroberfläche">Benutzungsoberfläche</text:a>: grundlegende Anforderungen, <text:a xlink:type="simple" xlink:href="http://de.wikipedia.org/wiki/Zugriffsrecht">Zugriffsrechte</text:a> </text:p>
        </text:list-item>
        <text:list-item>
          <text:p text:style-name="P22">Nichtfunktionale Anforderungen: einzuhaltende Gesetze und Normen, Sicherheitsanforderungen, Plattformabhängigkeiten </text:p>
        </text:list-item>
        <text:list-item>
          <text:p text:style-name="P22">Technische Produktumgebung </text:p>
          <text:list>
            <text:list-item>
              <text:p text:style-name="P22"><text:a xlink:type="simple" xlink:href="http://de.wikipedia.org/wiki/Software">Software</text:a>: für <text:a xlink:type="simple" xlink:href="http://de.wikipedia.org/wiki/Server">Server</text:a> und <text:a xlink:type="simple" xlink:href="http://de.wikipedia.org/wiki/Client">Client</text:a>, falls vorhanden </text:p>
            </text:list-item>
            <text:list-item>
              <text:p text:style-name="P22"><text:a xlink:type="simple" xlink:href="http://de.wikipedia.org/wiki/Hardware">Hardware</text:a>: für <text:a xlink:type="simple" xlink:href="http://de.wikipedia.org/wiki/Server">Server</text:a> und <text:a xlink:type="simple" xlink:href="http://de.wikipedia.org/wiki/Client">Client</text:a> getrennt </text:p>
            </text:list-item>
            <text:list-item>
              <text:p text:style-name="P22"><text:a xlink:type="simple" xlink:href="http://de.wikipedia.org/wiki/Orgware">Orgware</text:a>: organisatorische Rahmenbedingungen </text:p>
            </text:list-item>
            <text:list-item>
              <text:p text:style-name="P22">Produkt<text:a xlink:type="simple" xlink:href="http://de.wikipedia.org/wiki/Schnittstelle">schnittstellen</text:a> </text:p>
            </text:list-item>
          </text:list>
        </text:list-item>
        <text:list-item>
          <text:p text:style-name="P22">Spezielle Anforderungen an die Entwicklungsumgebung </text:p>
          <text:list>
            <text:list-item>
              <text:p text:style-name="P22">Software </text:p>
            </text:list-item>
            <text:list-item>
              <text:p text:style-name="P22">Hardware </text:p>
            </text:list-item>
            <text:list-item>
              <text:p text:style-name="P22">Orgware </text:p>
            </text:list-item>
            <text:list-item>
              <text:p text:style-name="P22">Entwicklungsschnittstellen </text:p>
            </text:list-item>
          </text:list>
        </text:list-item>
        <text:list-item>
          <text:p text:style-name="P22">Gliederung in Teilprodukte </text:p>
        </text:list-item>
        <text:list-item>
          <text:p text:style-name="P22">Ergänzungen </text:p>
        </text:list-item>
        <text:list-item>
          <text:p text:style-name="P20">Glossar: In dem eventuelle Fachausdrücke für Laien erläutert werden. </text:p>
        </text:list-item>
      </text:list>
      <text:p text:style-name="Text_20_body"><text:soft-page-break/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Pflichtenheft: Beispiel</text:h>
                </text:list-item>
              </text:list>
            </text:list-item>
          </text:list>
        </text:list-item>
      </text:list>
      <text:p text:style-name="Text_20_body"><text:a xlink:type="simple" xlink:href="http://www.stefan-baur.de/cs.se.pflichtenheft.beispiel.html">http://www.stefan-baur.de/cs.se.pflichtenheft.beispiel.html</text:a></text:p>
      <text:p text:style-name="Text_20_body"/>
      <text:p text:style-name="P4"/>
      <text:p text:style-name="P4"/>
      <text:list text:style-name="Outline" text:continue-numbering="true">
        <text:list-item>
          <text:h text:style-name="Heading_20_1" text:outline-level="1">Beispiel: Pflichtenheft „<text:span text:style-name="T4">Seminarorganisation“</text:span></text:h>
        </text:list-item>
      </text:list>
      <text:p text:style-name="P4"/>
      <text:p text:style-name="Standard">Kopf: redaktionelle Anmerkungen wie </text:p>
      <text:p text:style-name="P11">Titel, </text:p>
      <text:p text:style-name="P11">VersionsNr, <text:s/></text:p>
      <text:p text:style-name="P11">Datum, </text:p>
      <text:p text:style-name="P11">Status, </text:p>
      <text:p text:style-name="P11">Autoren, </text:p>
      <text:p text:style-name="P11">Historie </text:p>
      <text:p text:style-name="P11"/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1. ZIELBESTIMMUNG</text:h>
            </text:list-item>
          </text:list>
        </text:list-item>
      </text:list>
      <text:p text:style-name="Standard">Die Firma Teachware soll durch das Produkt in die Lage versetzt werden die von ihr</text:p>
      <text:p text:style-name="Standard">veranstalteten Seminare rechnerunterstützt zu verwalten</text:p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1.2. MUSSKRITERIEN</text:h>
            </text:list-item>
          </text:list>
        </text:list-item>
      </text:list>
      <text:list text:style-name="List_20_3">
        <text:list-item text:start-value="1">
          <text:p text:style-name="P15">Verwalten der Seminare</text:p>
        </text:list-item>
        <text:list-item>
          <text:p text:style-name="P15">Verwalten der Kunden</text:p>
        </text:list-item>
        <text:list-item>
          <text:p text:style-name="P15">Erstellen und Versenden von Rechnungen</text:p>
        </text:list-item>
        <text:list-item>
          <text:p text:style-name="P15">Abfragen: <text:tab/></text:p>
          <text:list>
            <text:list-item>
              <text:p text:style-name="P15">Wann findet das nächste Seminar X statt?</text:p>
            </text:list-item>
            <text:list-item>
              <text:p text:style-name="P15">Welche Mitarbeiter der Firma Y haben das Seminar X besucht?</text:p>
            </text:list-item>
          </text:list>
        </text:list-item>
      </text:list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1.3. WUNSCHKRITERIEN</text:h>
            </text:list-item>
          </text:list>
        </text:list-item>
      </text:list>
      <text:list text:style-name="List_20_3">
        <text:list-item text:start-value="1">
          <text:p text:style-name="P15">Erweiterte Abfragemöglichkeit</text:p>
        </text:list-item>
        <text:list-item>
          <text:p text:style-name="P15">Statistik</text:p>
        </text:list-item>
        <text:list-item>
          <text:p text:style-name="P15">Unterstützung bei der Datensicherung</text:p>
        </text:list-item>
        <text:list-item>
          <text:p text:style-name="P15">Wiederverwendung der Seminar und Kundenverwaltung</text:p>
          <text:p text:style-name="P15"/>
        </text:list-item>
      </text:list>
      <text:list text:style-name="Outline" text:continue-numbering="true">
        <text:list-item>
          <text:list text:continue-numbering="true">
            <text:list-item>
              <text:h text:style-name="Heading_20_2" text:outline-level="2">1.4. ABGRENZUNGSKRITERIEN</text:h>
            </text:list-item>
          </text:list>
        </text:list-item>
      </text:list>
      <text:p text:style-name="Standard">Keine integrierte Buchhaltung. Die Buchhaltung erhält eine Kopie der Rechnung und</text:p>
      <text:p text:style-name="Standard">überwacht dann den Zahlungseingang. Sie meldet Zahlungsverzüge zurück.</text:p>
      <text:p text:style-name="Standard"/>
      <text:p text:style-name="P4"/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<text:soft-page-break/>2. PRODUKTEINSATZ</text:h>
            </text:list-item>
          </text:list>
        </text:list-item>
      </text:list>
      <text:p text:style-name="Standard">Das Produkt dient zur Kunden und Seminarverwaltung der Firma Teachware. Zusätzlich sollen verschiedene Anfragen beantwortet werden können.</text:p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2.1 ANWENDUNGSBEREICHE</text:h>
            </text:list-item>
          </text:list>
        </text:list-item>
      </text:list>
      <text:p text:style-name="Standard">Seminar und Kundenverwaltung; Abfragen (kommerzieller Anwendungsbereich)</text:p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2.2 ZIELGRUPPEN</text:h>
            </text:list-item>
          </text:list>
        </text:list-item>
      </text:list>
      <text:p text:style-name="Standard">Mitarbeiter der Firma Teachware lassen sich gliedern in Kundensachbearbeitung und Seminarsachbearbeitung</text:p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2.3 BETRIEBSBEDINGUNGEN</text:h>
            </text:list-item>
          </text:list>
        </text:list-item>
      </text:list>
      <text:p text:style-name="Standard">Büroumgebung</text:p>
      <text:p text:style-name="P2"/>
      <text:list text:style-name="Outline" text:continue-numbering="true">
        <text:list-item>
          <text:list text:continue-numbering="true">
            <text:list-item>
              <text:h text:style-name="Heading_20_2" text:outline-level="2">3. PRODUKTUMGEBUNG</text:h>
            </text:list-item>
          </text:list>
        </text:list-item>
      </text:list>
      <text:p text:style-name="Standard">Das Produkt läuft auf einem Arbeitsplatzrechner</text:p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3.1 SOFTWARE</text:h>
            </text:list-item>
          </text:list>
        </text:list-item>
      </text:list>
      <text:p text:style-name="Standard">Betriebssystem: Windows</text:p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3.2 HARDWARE</text:h>
            </text:list-item>
          </text:list>
        </text:list-item>
      </text:list>
      <text:p text:style-name="Standard">PC</text:p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3.3 ORGWARE</text:h>
            </text:list-item>
          </text:list>
        </text:list-item>
      </text:list>
      <text:p text:style-name="Standard">Netzwerkverbindung zum Buchhaltungsrechner</text:p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3.4 PRODUKT-SCHNITTSTELLEN</text:h>
            </text:list-item>
          </text:list>
        </text:list-item>
      </text:list>
      <text:p text:style-name="Standard">Eine Kopie der erstellten Rechnungen wird in einer Datei abgelegt auf die die Buchhaltung über eine bereitgestellte Funktion Zugriff hat. </text:p>
      <text:p text:style-name="Standard"/>
      <text:p text:style-name="Standard">Zahlungsverzüge werden von der Buchhaltung über eine bereitgestellte Funktion eingetragen.</text:p>
      <text:p text:style-name="Standard"/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4. PRODUKTFUNKTIONEN</text:h>
            </text:list-item>
          </text:list>
        </text:list-item>
      </text:list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<text:soft-page-break/>4.1 KUNDENVERWALTUNG</text:h>
            </text:list-item>
          </text:list>
        </text:list-item>
      </text:list>
      <text:p text:style-name="Standard">/F10/ <text:tab/>Ersterfassung; Änderung und Löschung von Kunden (Teilnehmern, </text:p>
      <text:p text:style-name="Standard"><text:tab/>Interessenten) /LF10/</text:p>
      <text:p text:style-name="Standard">/F15/<text:tab/>Ersterfassung; Änderung und Löschung von Firmen, die Mitarbeiter zu Seminaren</text:p>
      <text:p text:style-name="Standard"><text:tab/>schicken.</text:p>
      <text:p text:style-name="Standard">/F20/<text:tab/>Anmeldung eines Kunden mit Überprüfung</text:p>
      <text:p text:style-name="Standard">/F30/<text:tab/>- ob er bereits angemeldet ist</text:p>
      <text:p text:style-name="Standard">/F40/<text:tab/>- ob der angegebene Seminarwunsch möglich ist</text:p>
      <text:p text:style-name="Standard">/F50/<text:tab/>- ob das Seminar noch frei ist</text:p>
      <text:p text:style-name="Standard">/F55/<text:tab/>- wie die Zahlungsmoral ist</text:p>
      <text:p text:style-name="Standard">/F60/<text:tab/>Versand einer Anmeldebest_atigung /LF20/</text:p>
      <text:p text:style-name="Standard">/F70/<text:tab/>Abmeldung eines Kunden mit Überprüfung /LF20/</text:p>
      <text:p text:style-name="Standard">/F80/<text:tab/>- ob er überhaupt angemeldet war</text:p>
      <text:p text:style-name="Standard">/F90/<text:tab/>- ob Abmeldung mehr als 4 Wochen vor dem Seminar erfolgt </text:p>
      <text:p text:style-name="Standard"><text:tab/>(-&gt; 200,00 Stornogebühr oder Ersatzteilnehmer)</text:p>
      <text:p text:style-name="Standard">/F100/<text:tab/>- ob Abmeldung später als 4 Wochen vor dem Seminar erfolgt </text:p>
      <text:p text:style-name="Standard"><text:tab/>(-&gt; 100% Gebühren in Rechnung stellen oder Ersatzteilnehmer).</text:p>
      <text:p text:style-name="Standard">/F110/<text:tab/> - ob Teachware das Seminar abgesagt hat (-&gt;keine Rechnung) /LF20/</text:p>
      <text:p text:style-name="Standard">/F115/<text:tab/>Benachrichtigung der Teilnehmer, falls Teachware das Seminar abgesagt hat.</text:p>
      <text:p text:style-name="Standard">/F120/<text:tab/>Ersterfassung, Änderung und Löschung von Seminarbuchungen. / LF50/</text:p>
      <text:p text:style-name="Standard">/F125/<text:tab/>Eine Firma kann eine firmeninterne Veranstaltung buchen.</text:p>
      <text:p text:style-name="Standard">/F130/<text:tab/>Erstellung von Adressaufklebern für Werbesendungen an alle Kunden und </text:p>
      <text:p text:style-name="Standard"><text:tab/>Firmen.</text:p>
      <text:p text:style-name="Standard">/F135/<text:tab/>An alle Kunden und Firmen kann ein Serienbrief verschickt werden.</text:p>
      <text:p text:style-name="Standard">/F140/<text:tab/>Buchhaltung trägt Zahlungsverzüge über eine bereitgestellte Funktion ein.</text:p>
      <text:p text:style-name="Standard"/>
      <text:p text:style-name="P4"/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4.2 SEMINARVERWALTUNG</text:h>
            </text:list-item>
          </text:list>
        </text:list-item>
      </text:list>
      <text:p text:style-name="P4">/F150/<text:tab/>Ersterfassung, Änderung und Löschung von Seminarveranstaltungen und </text:p>
      <text:p text:style-name="P5">Seminartypen. /LF30/</text:p>
      <text:p text:style-name="P4">/F160/<text:tab/>Stornierung von Seminarterminen /LF30/</text:p>
      <text:p text:style-name="P4">/F170/<text:tab/>Durchführung eines Seminars eintragen</text:p>
      <text:p text:style-name="P4">/F180/<text:tab/>Ersterfassung, Änderung und Löschung von Dozenten sowie Zuordnung zu </text:p>
      <text:p text:style-name="P5">Seminarveranstaltungen und Seminartypen /LF40/</text:p>
      <text:p text:style-name="P4">/F185/<text:tab/>An alle Dozenten kann ein Serienbrief verschickt werden.</text:p>
      <text:p text:style-name="P4">/F190/<text:tab/>Teilnehmerliste für eine Seminarveranstaltung X erstellen</text:p>
      <text:p text:style-name="P5">(Seminartitel, Datum von, Datum bis, Veranstaltungsort, Dozent(en),</text:p>
      <text:p text:style-name="P5">Vorname, Name, Firma, Ort) /LF70/</text:p>
      <text:p text:style-name="P4">/F200/<text:tab/>Urkunde für jeden Teilnehmer erstellen (Anrede, Vorname, Nachname, </text:p>
      <text:p text:style-name="P5">von Datum, bis Datum, Seminartitel, Veranstaltungsort, Inhaltsübersicht,</text:p>
      <text:p text:style-name="P5">Veranstaltungsleiter) /LF70/</text:p>
      <text:p text:style-name="P4"/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4.3. RECHNUNGEN ERSTELLNEN</text:h>
            </text:list-item>
          </text:list>
        </text:list-item>
      </text:list>
      <text:p text:style-name="P4">/F210/<text:tab/>In der Regel wird mit der Anmeldebestätigung die Rechnung erstellt und </text:p>
      <text:p text:style-name="P5">versandt /LF60/</text:p>
      <text:p text:style-name="P4">/F220/<text:tab/>Kopien der Rechnungsdatensätze werden in eine Datei abgelegt, auf die </text:p>
      <text:p text:style-name="P5">über eine bereitgestellte Funktion von der Buchhaltung zugegriffen werden </text:p>
      <text:p text:style-name="P5">kann.</text:p>
      <text:p text:style-name="P5"/>
      <text:p text:style-name="P5"/>
      <text:list text:style-name="Outline" text:continue-numbering="true">
        <text:list-item>
          <text:list text:continue-numbering="true">
            <text:list-item>
              <text:h text:style-name="Heading_20_2" text:outline-level="2"><text:soft-page-break/>4.4. ANFRAGEN</text:h>
            </text:list-item>
          </text:list>
        </text:list-item>
      </text:list>
      <text:p text:style-name="P4">/F230/<text:tab/>Wann findet das nächste Seminar statt ?</text:p>
      <text:p text:style-name="P4">/F240/<text:tab/>Welche Mitarbeiter der Firma Y haben das Seminar X besucht ? /LF80/</text:p>
      <text:p text:style-name="P4">/F250W/<text:tab/>Weitere Anfragearten sollen möglich sein zB: Mit welchen Firmen </text:p>
      <text:p text:style-name="P7">wurden in einem Wirtschaftsjahr der größte Umsatz erzielt ?</text:p>
      <text:p text:style-name="P8">Welcher Seminartyp hatte in einem Wirtschaftsjahr die meisten Teilnehmer ?</text:p>
      <text:p text:style-name="P4"/>
      <text:p text:style-name="merke">Merke:</text:p>
      <text:p text:style-name="merke"><text:span text:style-name="T3">_ nicht wie sondern </text:span><text:span text:style-name="T2">was</text:span></text:p>
      <text:p text:style-name="merke">_ Benutzersicht, aber noch nicht unbedingt Benutzeroberfläche</text:p>
      <text:p text:style-name="merke">_ Untergliederung in Funktionsbereiche</text:p>
      <text:p text:style-name="merke">_ Numerierung</text:p>
      <text:p text:style-name="merke"><text:s/><text:tab/>für Verweise zwischen Dokumenten</text:p>
      <text:p text:style-name="merke"><text:s/><text:tab/>in Zehnerschritten ergänzbar <text:s/></text:p>
      <text:p text:style-name="P4"/>
      <text:p text:style-name="P4"/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5 PRODUKTDATEN</text:h>
            </text:list-item>
          </text:list>
        </text:list-item>
      </text:list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5.1. KUNDENDATEN</text:h>
            </text:list-item>
          </text:list>
        </text:list-item>
      </text:list>
      <text:p text:style-name="P4">/D10/<text:tab/>Über einen Kunden (Interessent, Teilnehmer) sind folgende Daten zu </text:p>
      <text:p text:style-name="P5">speichern. </text:p>
      <text:p text:style-name="P5">/LD10/</text:p>
      <text:p text:style-name="P5">PersonalNr, Name (Anrede, Titel, Vorname, Nachname) Adresse (Strasse,</text:p>
      <text:p text:style-name="P5">Hausnr, PLZ, Ort, Telefon, Fax) , Geburtsdatum, <text:s/>Funktion, Umsatz, </text:p>
      <text:p text:style-name="P5">Kurzmitteilung, Notizen, InfoMaterial, Kunde seit</text:p>
      <text:p text:style-name="P4">/D20/<text:tab/>Gehört ein Kunde zu einer Firma, dann sind über die Firma folgende Daten zu </text:p>
      <text:p text:style-name="P5">speichern:</text:p>
      <text:p text:style-name="P5">/LD20/</text:p>
      <text:p text:style-name="P5">Firmenkurzname, Firmenname, Adresse, <text:s/>Telefon, Fax, Name, Adresse,</text:p>
      <text:p text:style-name="P5">Abteilung, Geburtsdatum, Funktion des Ansprechpartners, Kurzmitteilung, </text:p>
      <text:p text:style-name="P5">Notizen, Umsatz, Kunde seit.</text:p>
      <text:p text:style-name="P4">/D30/<text:tab/>Ist ein Kunde oder eine Firma im Zahlungsverzug, dann sind darüber folgende </text:p>
      <text:p text:style-name="P5">Daten zu speichern: <text:s/>Datum der Rechnung, die noch nicht bezahlt ist, sowie </text:p>
      <text:p text:style-name="P5">Betrag der Rechnung, </text:p>
      <text:p text:style-name="P4"/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5.2. SEMINARDATEN</text:h>
            </text:list-item>
          </text:list>
        </text:list-item>
      </text:list>
      <text:p text:style-name="P9">/D40/<text:tab/>Über jedes Seminar, das veranstaltet wird, sind folgende Daten zu speichern: /LD30/</text:p>
      <text:p text:style-name="P10">VeranstaltungsNr., Dauer (in Tagen), Von, Bis, Tagesraster-Anfang, Tasgesraster-Ende, Anfang erster Tag, Ende letzter Tag, <text:s/>Veranstaltungsort (Hotel/Firma, <text:s/>Adresse, Raum), Kooperationspartner, Öffentlich (ja/nein) NettoPreis, Stornogebühr, Teilnehmer min, Teilnehmer max, Teilnehmer aktuell, <text:s/>Durchgeführt (ja/nein).</text:p>
      <text:p text:style-name="P4">/D50/<text:tab/>Über jeden Seminartyp sind folgende Daten zu speichern: </text:p>
      <text:p text:style-name="P5">/LD30/ Seminarkurztitel, Seminartitel, Zielsetzung, Methodik, Inhaltsübersicht,</text:p>
      <text:p text:style-name="P5">Tagesablauf, Dauer, Unterlagen, Zielgruppe, Voraussetzungen, Gebühr ohne </text:p>
      <text:p text:style-name="P5">MWST, <text:s/>max. Teilnehmeranzahl.</text:p>
      <text:p text:style-name="P4">/D60/<text:tab/>Über jeden Dozenten sind folgende Daten zu speichern: PersonalNr., Name,</text:p>
      <text:p text:style-name="P5">Adresse, Telefon, Fax, Geburtsdatum, Biographie, Honorar pro Tag, </text:p>
      <text:p text:style-name="P5">Kurzmitteilung, <text:s/>Notizen, Dozent seit /LD30/</text:p>
      <text:p text:style-name="P4"><text:soft-page-break/>/D65/<text:tab/>Leitet ein Dozent eine Seminarveranstaltung, dann soll dies gespeichert </text:p>
      <text:p text:style-name="P5">werden.</text:p>
      <text:p text:style-name="P4"/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5.3. BUCHUNGSDATEN</text:h>
            </text:list-item>
          </text:list>
        </text:list-item>
      </text:list>
      <text:p text:style-name="P4">/D70/<text:tab/>Über jede Buchung einer Seminarverstaltung durch einen Kunden oder eine </text:p>
      <text:p text:style-name="P5">Firma sind folgende Daten zu speichern: </text:p>
      <text:p text:style-name="P5">/LD40/ </text:p>
      <text:p text:style-name="P5">Angemeldet am, Bestätigung am, <text:s/>Rechnung am, Abgemeldet am,</text:p>
      <text:p text:style-name="P5">Mitteilung am, </text:p>
      <text:p text:style-name="P5"/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6 PRODUKTLEISTUNGEN</text:h>
            </text:list-item>
          </text:list>
        </text:list-item>
      </text:list>
      <text:p text:style-name="P4">/L10/<text:tab/>Die Funktionen /F180/ und /F190/ dürfen nicht länger als 15 Sekunden </text:p>
      <text:p text:style-name="P5">Interaktionszeit benötigen, alle anderen Reaktionszeiten müssen unter 2</text:p>
      <text:p text:style-name="P5">Sekunden liegen.</text:p>
      <text:p text:style-name="P4">/L20/<text:tab/>Es müssen maximal 50.000 Teilnehmer/Interessenten und maximal 10.000</text:p>
      <text:p text:style-name="P5">Seminare verwaltet werden können.</text:p>
      <text:p text:style-name="P4">/L30/<text:tab/>5 Prozent aller Kunden sind erfahrgsgemäß im Zahlungsverzug.</text:p>
      <text:p text:style-name="P4"/>
      <text:p text:style-name="P4">Anmerkung:</text:p>
      <text:p text:style-name="P4">Leistung meint hier quantitative Anforderungen zB: Antwortzeiten, Datenvolumina, ...</text:p>
      <text:p text:style-name="P4"/>
      <text:p text:style-name="P4"/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7 BENUTZUNGSSCHNITTSTELLE</text:h>
            </text:list-item>
          </text:list>
        </text:list-item>
      </text:list>
      <text:p text:style-name="P4">/B10/<text:tab/>Standardmäßig ist eine menüorientierte Bedienung vorzusehen</text:p>
      <text:p text:style-name="P4">/B20/<text:tab/>Die Bedienungsoberfläche ist auf Mausbedienung auszulegen</text:p>
      <text:p text:style-name="P4">/B30/<text:tab/>D66234, teil8 ist zu beachten</text:p>
      <text:p text:style-name="P4">/B40/<text:tab/>Es sind zwei Sichten der Seminarorganisation zu unterscheiden:</text:p>
      <text:p text:style-name="P5">die Sicht des Kundensachbearbeiters und die Sicht des Sachbearbeiters</text:p>
      <text:p text:style-name="P4">/B50/<text:tab/>Der Kundensachbearbeiter bearbeitet die Funktionen /F10/ bis /F130/ sowie </text:p>
      <text:p text:style-name="P6">/F230/ bis /F250/. Er darf nur auf die dazu nötigen Daten zugreifen. Entsprechende Zugriffsrechte bzw. Verbote sind zu vergeben bzw. sicherzustellen.</text:p>
      <text:p text:style-name="P4">/B60/<text:tab/>Der Seminarsachbearbeiter bearbeitet die Funktionen /F150/ bis /F200/ sowie </text:p>
      <text:p text:style-name="P6">/F250/. Er darf nur auf die dazu nötigen Daten zugreifen. Entsprechende Zugriffsrechte bzw. Verbote sind zu vergeben bzw. sicherzustellen.</text:p>
      <text:p text:style-name="P4"/>
      <text:p text:style-name="P4">Hinweis:</text:p>
      <text:p text:style-name="P4">Alternativ/ergänzend Schnittstellen zu anderen Systemen (Datenformate)</text:p>
      <text:p text:style-name="P4"/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9 GLOBALE TESTFÄLLE</text:h>
            </text:list-item>
          </text:list>
        </text:list-item>
      </text:list>
      <text:p text:style-name="P4">Folgende Funktionssequenzen sind zu überprüfen:</text:p>
      <text:p text:style-name="P9">/T10/<text:tab/>Teilnehmeranmeldung, Ersterfassung, Abmeldung, Neuanmeldung, Rechnung, Zahlungsverzug, </text:p>
      <text:p text:style-name="P9">/T20/<text:tab/>Absage, Änderung</text:p>
      <text:p text:style-name="P4">/T30/<text:tab/>Stornierung, Rechnung stellen</text:p>
      <text:p text:style-name="P4">/T40/<text:tab/>Durchführung eines Seminares eintragen, Rechnungen stellen</text:p>
      <text:p text:style-name="P9">/T50/<text:tab/>Eine Buchung kann nur vorgenommen werden, wenn sowohl ein Kunden-eintrag als auch ein entsprechender Seminarveranstaltungseintrag vorhanden ist.</text:p>
      <text:p text:style-name="P9"><text:soft-page-break/>/T60/<text:tab/>Eine neue Seminarveranstaltung kann nur eingetragen werden, wenn ein entsprechender Seminartypeeintrag vorhanden ist.</text:p>
      <text:p text:style-name="P4"/>
      <text:p text:style-name="P4"/>
      <text:list text:style-name="Outline" text:continue-numbering="true">
        <text:list-item>
          <text:list text:continue-numbering="true">
            <text:list-item>
              <text:h text:style-name="Heading_20_2" text:outline-level="2">10 ENTWICKLUNGSUMGEBUNG</text:h>
            </text:list-item>
          </text:list>
        </text:list-item>
      </text:list>
      <text:p text:style-name="P3"/>
      <text:p text:style-name="P3"/>
      <text:list text:style-name="Outline" text:continue-numbering="true">
        <text:list-item>
          <text:list text:continue-numbering="true">
            <text:list-item>
              <text:h text:style-name="Heading_20_2" text:outline-level="2">11 GLOSSAR</text:h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text:style-name="Outline" text:continue-numbering="true">
        <text:list-item>
          <text:h text:style-name="Heading_20_1" text:outline-level="1">Aufgabe: UML</text:h>
        </text:list-item>
      </text:list>
      <text:p text:style-name="Text_20_body"/>
      <text:p text:style-name="aufgabe_5f_überschrift">Aufgabe: uml-seminarorganisation</text:p>
      <text:p text:style-name="aufgabe"/>
      <text:p text:style-name="aufgabe">Erstellen Sie auf der Grundlage des obigen Pflichtenheftes ein</text:p>
      <text:list text:style-name="List_20_3">
        <text:list-item text:start-value="1">
          <text:p text:style-name="P26">Use-Case Diagram</text:p>
        </text:list-item>
        <text:list-item>
          <text:p text:style-name="P26">Klassendiagramm</text:p>
        </text:list-item>
        <text:list-item>
          <text:p text:style-name="P26">Sequenzdiagram</text:p>
        </text:list-item>
      </text:list>
      <text:p text:style-name="Text_20_body"/>
      <text:p text:style-name="Text_20_body"/>
      <text:p text:style-name="Text_20_body"><text:span text:style-name="Citation"><text:span text:style-name="T1"/></text:span></text:p>
      <text:user-index text:style-name="Sect1" text:protected="true" text:name="Benutzerdefiniert1">
        <text:user-index-source text:use-index-marks="true" text:use-index-source-styles="true" text:index-name="User-Defined">
          <text:index-title-template text:style-name="User_20_Index_20_Heading">Aufgabenverzeichni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aufgabe_5f_überschrift"/>
          </text:index-source-styles>
          <text:index-source-styles text:outline-level="2">
            <text:index-source-style text:style-name="aufgabe"/>
          </text:index-source-styles>
        </text:user-index-source>
        <text:index-body>
          <text:index-title text:style-name="Sect2" text:name="Benutzerdefiniert1_Head">
            <text:p text:style-name="User_20_Index_20_Heading">Aufgabenverzeichnis</text:p>
          </text:index-title>
          <text:p text:style-name="P13">Aufgabe: uml-seminarorganisation<text:tab/>10</text:p>
          <text:p text:style-name="P14">Erstellen Sie auf der Grundlage des obigen Pflichtenheftes ein<text:tab/>10</text:p>
          <text:p text:style-name="P14">Use-Case Diagram<text:tab/>10</text:p>
          <text:p text:style-name="P14">Klassendiagramm<text:tab/>10</text:p>
          <text:p text:style-name="P14">Sequenzdiagram<text:tab/>10</text:p>
        </text:index-body>
      </text:user-index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1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bold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text:style-name="Numbering_20_Symbols" style:num-suffix=". " style:num-format="1">
        <style:list-level-properties text:min-label-distance="0.381cm"/>
      </text:list-level-style-number>
      <text:list-level-style-number text:level="2" style:num-suffix=". " style:num-format="1" text:display-levels="2">
        <style:list-level-properties text:min-label-distance="0.381cm"/>
      </text:list-level-style-number>
      <text:list-level-style-number text:level="3" style:num-suffix=". " style:num-format="1" text:display-levels="3">
        <style:list-level-properties text:min-label-distance="0.381cm"/>
      </text:list-level-style-number>
      <text:list-level-style-number text:level="4" style:num-format="1" text:display-levels="3">
        <style:list-level-properties text:min-label-distance="0.381cm"/>
      </text:list-level-style-number>
      <text:list-level-style-number text:level="5" style:num-format="1" text:display-levels="3">
        <style:list-level-properties text:min-label-distance="0.381cm"/>
      </text:list-level-style-number>
      <text:list-level-style-number text:level="6" style:num-format="1" text:display-levels="3">
        <style:list-level-properties text:min-label-distance="0.381cm"/>
      </text:list-level-style-number>
      <text:list-level-style-number text:level="7" style:num-format="1" text:display-levels="3">
        <style:list-level-properties text:min-label-distance="0.381cm"/>
      </text:list-level-style-number>
      <text:list-level-style-number text:level="8" style:num-format="1" text:display-levels="3">
        <style:list-level-properties text:min-label-distance="0.381cm"/>
      </text:list-level-style-number>
      <text:list-level-style-number text:level="9" style:num-format="1" text:display-levels="3">
        <style:list-level-properties text:min-label-distance="0.381cm"/>
      </text:list-level-style-number>
      <text:list-level-style-number text:level="10" style:num-format="1" text:display-levels="3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Informatik<text:tab/>Das kleine SENG Skript<text:tab/>Arbeitsunterlage</text:p>
      </style:header>
      <style:footer>
        <text:p text:style-name="Footer">Informatik<text:tab/><text:tab/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Anton Hofmann</meta:initial-creator>
    <meta:creation-date>2008-05-28T19:59:45</meta:creation-date>
    <dc:creator>Anton Hofmann</dc:creator>
    <dc:date>2008-06-09T15:32:55</dc:date>
    <dc:language>de-DE</dc:language>
    <meta:editing-cycles>7</meta:editing-cycles>
    <meta:editing-duration>PT52M23S</meta:editing-duration>
    <meta:template xlink:type="simple" xlink:actuate="onRequest" xlink:href="/C:/Dokumente%20und%20Einstellungen/ahofmann/Anwendungsdaten/OpenOffice.org2/user/template/arbeitsunterlage.ott" xlink:title="arbeitsunterlage" meta:date="2008-05-28T19:59:37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310" meta:word-count="1695" meta:character-count="14048"/>
  </office:meta>
</office:document-meta>
</file>